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6" calcext:value-type="float">
            <text:p>0.786</text:p>
          </table:table-cell>
          <table:table-cell office:value-type="float" office:value="0.65" calcext:value-type="float">
            <text:p>0.65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7" calcext:value-type="float">
            <text:p>0.83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9" calcext:value-type="float">
            <text:p>0.829</text:p>
          </table:table-cell>
          <table:table-cell office:value-type="float" office:value="0.73" calcext:value-type="float">
            <text:p>0.73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5" table:formula="of:=AVERAGE([.B2:.B7])" office:value-type="float" office:value="0.812166666666667" calcext:value-type="float">
            <text:p>0.812</text:p>
          </table:table-cell>
          <table:table-cell table:style-name="ce5" table:formula="of:=AVERAGE([.C2:.C7])" office:value-type="float" office:value="0.744" calcext:value-type="float">
            <text:p>0.744</text:p>
          </table:table-cell>
          <table:table-cell table:style-name="ce5" table:formula="of:=AVERAGE([.D2:.D7])" office:value-type="float" office:value="0.7555" calcext:value-type="float">
            <text:p>0.756</text:p>
          </table:table-cell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5" table:formula="of:=STDEV([.B2:.B7])" office:value-type="float" office:value="0.0212830135710774" calcext:value-type="float">
            <text:p>0.021</text:p>
          </table:table-cell>
          <table:table-cell table:style-name="ce5" table:formula="of:=STDEV([.C2:.C7])" office:value-type="float" office:value="0.055299186250794" calcext:value-type="float">
            <text:p>0.055</text:p>
          </table:table-cell>
          <table:table-cell table:style-name="ce5" table:formula="of:=STDEV([.D2:.D7])" office:value-type="float" office:value="0.050808463861841" calcext:value-type="float">
            <text:p>0.05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office:value-type="string" calcext:value-type="string">
            <text:p>1 <text:s/>for the k-th fold CV, the k-th fold for test, and the (k+1)th fold for validation;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8:59:09.632396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03T09:00:58.334679707</dc:date>
    <meta:editing-duration>PT33M54S</meta:editing-duration>
    <meta:editing-cycles>11</meta:editing-cycles>
    <meta:document-statistic meta:table-count="1" meta:cell-count="38" meta:object-count="0"/>
  </office:meta>
</office:document-meta>
</file>